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816cm" svg:x="3.794cm" svg:y="17.318cm">
          <text:p text:style-name="P2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445cm" svg:height="0.762cm" svg:x="1.262cm" svg:y="5.478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.778cm" svg:x2="5.318cm" svg:y2="5.445cm">
          <text:p/>
        </draw:line>
        <draw:line draw:style-name="gr8" draw:text-style-name="P4" draw:layer="layout" svg:x1="5.321cm" svg:y1="6.342cm" svg:x2="5.318cm" svg:y2="8.493cm">
          <text:p/>
        </draw:line>
        <draw:custom-shape draw:style-name="gr9" draw:text-style-name="P3" draw:layer="layout" svg:width="4.445cm" svg:height="0.762cm" svg:x="1.362cm" svg:y="8.643cm">
          <text:p text:style-name="P3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9cm" svg:y1="9.442cm" svg:x2="5.318cm" svg:y2="14.208cm">
          <text:p/>
        </draw:line>
        <draw:line draw:style-name="gr8" draw:text-style-name="P4" draw:layer="layout" svg:x1="5.318cm" svg:y1="15.383cm" svg:x2="5.318cm" svg:y2="17.637cm">
          <text:p/>
        </draw:line>
        <draw:custom-shape draw:style-name="gr10" draw:text-style-name="P3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7.904cm" svg:y="3.894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5.08cm" svg:height="2.54cm" svg:x="7.3cm" svg:y="16.875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45cm" svg:height="1.016cm" svg:x="7.554cm" svg:y="17.964cm">
          <text:p text:style-name="P3"><text:span text:style-name="T2">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4" draw:layer="layout" svg:x1="5.699cm" svg:y1="18.526cm" svg:x2="7.604cm" svg:y2="18.526cm">
          <text:p/>
        </draw:line>
        <draw:custom-shape draw:style-name="gr5" draw:text-style-name="P3" draw:layer="layout" svg:width="4.445cm" svg:height="0.762cm" svg:x="1.254cm" svg:y="21.454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19.08cm" svg:x2="5.318cm" svg:y2="21.701cm">
          <text:p/>
        </draw:line>
        <draw:custom-shape draw:style-name="gr3" draw:text-style-name="P1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0.762cm" svg:x="1.254cm" svg:y="24.629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2.18cm" svg:x2="5.318cm" svg:y2="24.801cm">
          <text:p/>
        </draw:line>
        <draw:custom-shape draw:style-name="gr15" draw:text-style-name="P5" draw:layer="layout" svg:width="5.08cm" svg:height="2.54cm" svg:x="7.299cm" svg:y="20.05cm">
          <text:p text:style-name="P5"><text:span text:style-name="T3">Docker container:</text:span></text:p>
          <text:p text:style-name="P5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445cm" svg:height="0.762cm" svg:x="7.611cm" svg:y="21.343cm">
          <text:p text:style-name="P6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6-07T09:33:00</dc:date>
    <meta:editing-duration>PT55M16S</meta:editing-duration>
    <meta:editing-cycles>23</meta:editing-cycles>
    <meta:generator>OpenOffice/4.1.12$Unix OpenOffice.org_project/4112m1$Build-9809</meta:generator>
    <dc:creator>noR nnyL</dc:creator>
    <meta:document-statistic meta:object-count="33"/>
  </office:meta>
</office:document-meta>
</file>